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66.52mm"/>
    </style:style>
    <style:style style:name="co3" style:family="table-column">
      <style:table-column-properties fo:break-before="auto" style:column-width="11.66mm"/>
    </style:style>
    <style:style style:name="co4" style:family="table-column">
      <style:table-column-properties fo:break-before="auto" style:column-width="15.56mm"/>
    </style:style>
    <style:style style:name="co5" style:family="table-column">
      <style:table-column-properties fo:break-before="auto" style:column-width="14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top"/>
      <style:paragraph-properties fo:text-align="start"/>
    </style:style>
    <style:style style:name="ce3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font-name="Liberation Sans" style:font-name-asian="AR PL SungtiL GB" style:font-name-complex="Lohit Devanagari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Month</text:p>
          </table:table-cell>
          <table:table-cell table:style-name="ce4"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David Bartlett FAKE INFO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table:style-name="ce3" office:value-type="string" calcext:value-type="string">
            <text:p>Aimee Anthony FAKE INFO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Shirley Brady FAKE INFO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Kasey Ellis FAKE INFO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Sandy Little FAKE INFO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Lloyd Hodge FAKE INFO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Marylou Church FAKE INFO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Alisa Guerrero FAKE INFO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Landon Munoz FAKE INFO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Angelo Woods FAKE INFO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Rosemarie Contreras FAKE INFO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Noelle Leonard FAKE INFO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Angelo Woods FAKE INFO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Isabella Foreman FAKE INF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Claudio Allison FAKE INFO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Celia Morrison FAKE INFO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Laverne Hopper FAKE INFO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Kurtis Mcleod FAKE INFO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Elnora Pitts FAKE INF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Wilson Bonner FAKE INFO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Sally Rollins FAKE INFO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Taylor Avery FAKE INFO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Traci Ballard FAKE INFO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Ashley Everett FAKE INFO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August Stuart FAKE INFO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Vera Flores FAKE INFO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Georgina Valencia FAKE INFO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Claudia Baxter FAKE INFO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970" calcext:value-type="float">
            <text:p>1970</text:p>
          </table:table-cell>
        </table:table-row>
        <table:table-row table:style-name="ro2">
          <table:table-cell office:value-type="string" calcext:value-type="string">
            <text:p>Birthday</text:p>
          </table:table-cell>
          <table:table-cell office:value-type="string" calcext:value-type="string">
            <text:p>Luz Carroll FAKE INFO</text:p>
            <text:p/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Tod Burton FAKE INFO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Bessie Rosales FAKE INF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Jarred Rojas FAKE INFO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Alisa Guerrero FAKE INFO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table:style-name="ce3" office:value-type="string" calcext:value-type="string">
            <text:p>Aimee Anthony FAKE INFO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Terrence Chambers FAKE INFO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Chasity Cox FAKE INFO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Anita Alexander FAKE INFO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Marla Franks FAKE INFO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Bessie Kinney FAKE INFO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Wedding</text:p>
          </table:table-cell>
          <table:table-cell office:value-type="string" calcext:value-type="string">
            <text:p>Jarred Rojas FAKE INFO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Wedding</text:p>
          </table:table-cell>
          <table:table-cell office:value-type="string" calcext:value-type="string">
            <text:p>Marylou Church FAKE INFO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08" calcext:value-type="float">
            <text:p>2008</text:p>
          </table:table-cell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0" table:data-type="automatic"/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 style:data-style-name="N2" text:time-value="15:08:23.697444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3:55:16.518711083</meta:creation-date>
    <dc:date>2018-09-17T15:08:51.259400489</dc:date>
    <meta:editing-duration>PT46M</meta:editing-duration>
    <meta:editing-cycles>40</meta:editing-cycles>
    <meta:generator>LibreOffice/5.2.7.2$Linux_X86_64 LibreOffice_project/20m0$Build-2</meta:generator>
    <meta:document-statistic meta:table-count="1" meta:cell-count="205" meta:object-count="0"/>
  </office:meta>
</office:document-meta>
</file>